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Times New Roman" svg:font-family="'Times New Roman'" style:font-family-generic="roman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2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35cm"/>
    </style:style>
    <style:style style:name="co4" style:family="table-column">
      <style:table-column-properties fo:break-before="auto" style:column-width="3.78cm"/>
    </style:style>
    <style:style style:name="co5" style:family="table-column">
      <style:table-column-properties fo:break-before="auto" style:column-width="6.514cm"/>
    </style:style>
    <style:style style:name="co6" style:family="table-column">
      <style:table-column-properties fo:break-before="auto" style:column-width="7.198cm"/>
    </style:style>
    <style:style style:name="co7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4.715cm"/>
    </style:style>
    <style:style style:name="co9" style:family="table-column">
      <style:table-column-properties fo:break-before="auto" style:column-width="5.124cm"/>
    </style:style>
    <style:style style:name="co10" style:family="table-column">
      <style:table-column-properties fo:break-before="auto" style:column-width="9.49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37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Naam</text:p>
          </table:table-cell>
          <table:table-cell office:value-type="string">
            <text:p>Code</text:p>
          </table:table-cell>
          <table:table-cell office:value-type="string">
            <text:p>Code-VS</text:p>
          </table:table-cell>
          <table:table-cell office:value-type="string">
            <text:p>Actief</text:p>
          </table:table-cell>
          <table:table-cell office:value-type="string">
            <text:p>telnr</text:p>
          </table:table-cell>
          <table:table-cell office:value-type="string">
            <text:p>email</text:p>
          </table:table-cell>
          <table:table-cell office:value-type="string">
            <text:p>team</text:p>
          </table:table-cell>
          <table:table-cell office:value-type="string">
            <text:p>nevobo-nr</text:p>
          </table:table-cell>
          <table:table-cell office:value-type="string">
            <text:p>opmerkingen</text:p>
          </table:table-cell>
          <table:table-cell office:value-type="string">
            <text:p>H1</text:p>
          </table:table-cell>
          <table:table-cell office:value-type="string">
            <text:p>H2</text:p>
          </table:table-cell>
          <table:table-cell office:value-type="string">
            <text:p>H3</text:p>
          </table:table-cell>
          <table:table-cell office:value-type="string">
            <text:p>H4</text:p>
          </table:table-cell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D4</text:p>
          </table:table-cell>
          <table:table-cell office:value-type="string">
            <text:p>zf_andere</text:p>
          </table:table-cell>
          <table:table-cell office:value-type="string">
            <text:p>zf_zelfde</text:p>
          </table:table-cell>
        </table:table-row>
        <table:table-row table:style-name="ro1">
          <table:table-cell office:value-type="string">
            <text:p>Annette Wolda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4652411</text:p>
          </table:table-cell>
          <table:table-cell office:value-type="string">
            <text:p>annette.wolda@gmail.com</text:p>
          </table:table-cell>
          <table:table-cell office:value-type="string">
            <text:p>D3</text:p>
          </table:table-cell>
          <table:table-cell office:value-type="string">
            <text:p>CDS9B9X</text:p>
          </table:table-cell>
          <table:table-cell office:value-type="string">
            <text:p>nieuw: D3, H4,wel zelfstandig, even checken.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aukelien Mulder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2980828</text:p>
          </table:table-cell>
          <table:table-cell office:value-type="string">
            <text:p><text:a xlink:href="mailto:baukelien.mulder@casema.nl">baukelien.mulder@casema.nl</text:a></text:p>
          </table:table-cell>
          <table:table-cell office:value-type="string">
            <text:p>D1</text:p>
          </table:table-cell>
          <table:table-cell table:style-name="ce4" office:value-type="string">
            <text:p>CDS9P1X</text:p>
          </table:table-cell>
          <table:table-cell office:value-type="string">
            <text:p>t/m D2, meestal D2. H4 wel, H2/H3 even de vraag.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Chris Meijer</text:p>
          </table:table-cell>
          <table:table-cell office:value-type="string">
            <text:p>R2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4564770</text:p>
          </table:table-cell>
          <table:table-cell office:value-type="string">
            <text:p>chris.meijer@xmsnet.nl</text:p>
          </table:table-cell>
          <table:table-cell office:value-type="string">
            <text:p>H1</text:p>
          </table:table-cell>
          <table:table-cell table:style-name="ce4" office:value-type="string">
            <text:p>CDS8X3K</text:p>
          </table:table-cell>
          <table:table-cell office:value-type="string">
            <text:p>Fluit omdat 'ie moet fluiten, dit seizoen weer begonnen, wel fluiten voor zijn eigen wedstrijd. Voor nood pas als laatste bellen. Kan ook iedereen fluiten.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Debby Meerveld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4946218</text:p>
          </table:table-cell>
          <table:table-cell office:value-type="string">
            <text:p>cd.meerveld@casema.nl</text:p>
          </table:table-cell>
          <table:table-cell office:value-type="string">
            <text:p>speelt niet</text:p>
          </table:table-cell>
          <table:table-cell table:style-name="ce4" office:value-type="string">
            <text:p>CDS9K9Q</text:p>
          </table:table-cell>
          <table:table-cell office:value-type="string">
            <text:p>max D2, H4. Geen H2/H3.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Ester Hilhorst</text:p>
          </table:table-cell>
          <table:table-cell office:value-type="string">
            <text:p>R3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6-10339022</text:p>
          </table:table-cell>
          <table:table-cell office:value-type="string">
            <text:p>ester.hilhorst@hetnet.nl</text:p>
          </table:table-cell>
          <table:table-cell office:value-type="string">
            <text:p>D4</text:p>
          </table:table-cell>
          <table:table-cell table:style-name="ce4" office:value-type="string">
            <text:p>CHR8X3N</text:p>
          </table:table-cell>
          <table:table-cell office:value-type="string">
            <text:p>6-9-10 alleen voor oktober inplannen, daarna te zwanger. t/m H2, D2. Ook vaak D1 gedaan. Niet inplannen na eigen wedstrijd, zodat er uitwijk is als D1-scheids niet komt. 2e helft vorig seizoen niet ingepland, wel altijd spullen mee.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Gerard Kraan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4752474</text:p>
          </table:table-cell>
          <table:table-cell office:value-type="string">
            <text:p>gpsa.kraan@gmail.com</text:p>
          </table:table-cell>
          <table:table-cell office:value-type="string">
            <text:p>recreant</text:p>
          </table:table-cell>
          <table:table-cell table:style-name="ce4" office:value-type="string">
            <text:p>CDS9M0X</text:p>
          </table:table-cell>
          <table:table-cell office:value-type="string">
            <text:p>t/m H2, kan evt doorgroeien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ert van de Meent</text:p>
          </table:table-cell>
          <table:table-cell office:value-type="string">
            <text:p>R3</text:p>
          </table:table-cell>
          <table:table-cell office:value-type="string">
            <text:p>VS3</text:p>
          </table:table-cell>
          <table:table-cell office:value-type="float" office:value="1">
            <text:p>1</text:p>
          </table:table-cell>
          <table:table-cell office:value-type="string">
            <text:p>06-20634709</text:p>
          </table:table-cell>
          <table:table-cell office:value-type="string">
            <text:p>gertvandemeent@hotmail.com</text:p>
          </table:table-cell>
          <table:table-cell office:value-type="string">
            <text:p>H3</text:p>
          </table:table-cell>
          <table:table-cell office:value-type="string">
            <text:p>CDV0Y5M</text:p>
          </table:table-cell>
          <table:table-cell office:value-type="string">
            <text:p>gaat hoger fluiten, niet zelf inplannen?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enry van der Heide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7850529</text:p>
          </table:table-cell>
          <table:table-cell office:value-type="string">
            <text:p>Mail@HenryVanDerHeide.nl</text:p>
          </table:table-cell>
          <table:table-cell office:value-type="string">
            <text:p>geen lid</text:p>
          </table:table-cell>
          <table:table-cell office:value-type="string">
            <text:p>CJG7Z33</text:p>
          </table:table-cell>
          <table:table-cell office:value-type="string">
            <text:p>nieuw: D2-4, H4. 17-9-2010: geen lid meer, nog wel wat fluiten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Jan Taconis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 4611006</text:p>
          </table:table-cell>
          <table:table-cell office:value-type="string">
            <text:p>taconis-arem@planet.nl;jan.taconis@achmea.nl</text:p>
          </table:table-cell>
          <table:table-cell office:value-type="string">
            <text:p>H4</text:p>
          </table:table-cell>
          <table:table-cell table:style-name="ce4" office:value-type="string">
            <text:p>CDS9P3Z</text:p>
          </table:table-cell>
          <table:table-cell office:value-type="string">
            <text:p>t/m D2, H2/H3 de vraag.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an-Albert Kootstra </text:p>
          </table:table-cell>
          <table:table-cell office:value-type="string">
            <text:p>R2</text:p>
          </table:table-cell>
          <table:table-cell office:value-type="string">
            <text:p>VS3</text:p>
          </table:table-cell>
          <table:table-cell office:value-type="float" office:value="1">
            <text:p>1</text:p>
          </table:table-cell>
          <table:table-cell office:value-type="string">
            <text:p>033-4759773</text:p>
          </table:table-cell>
          <table:table-cell office:value-type="string">
            <text:p>janalbert@dds.nl</text:p>
          </table:table-cell>
          <table:table-cell office:value-type="string">
            <text:p>H2</text:p>
          </table:table-cell>
          <table:table-cell office:value-type="string">
            <text:p>CDS9P75</text:p>
          </table:table-cell>
          <table:table-cell office:value-type="string">
            <text:p>Vooral buiten vereniging fluiten, evt wel wedstrijd voor eigen wedstrijd fluiten, wel zo min mogelijk. Coachen nieuwe mensen vind 'ie wel leuk.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Jeanet Wattimena</text:p>
          </table:table-cell>
          <table:table-cell office:value-type="string">
            <text:p>R3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4559491 / 06 2364 2578</text:p>
          </table:table-cell>
          <table:table-cell office:value-type="string">
            <text:p>a.j.wattimena@xmsnet.nl</text:p>
          </table:table-cell>
          <table:table-cell office:value-type="string">
            <text:p>speelt niet</text:p>
          </table:table-cell>
          <table:table-cell table:style-name="ce4" office:value-type="string">
            <text:p>CHY9Z0M</text:p>
          </table:table-cell>
          <table:table-cell office:value-type="string">
            <text:p>Fluit t/m heren 2, dames 2. Vind 't ook leuk.Evt als 2e keus voor D1. Op andere dagen minder happig. Alg: iedereen 1 of 2 keer op andere avond.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uneke Kluijfhout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4651344</text:p>
          </table:table-cell>
          <table:table-cell office:value-type="string">
            <text:p>kuneke@xs4all.nl</text:p>
          </table:table-cell>
          <table:table-cell office:value-type="string">
            <text:p>D1</text:p>
          </table:table-cell>
          <table:table-cell office:value-type="string">
            <text:p>CDS9L4O</text:p>
          </table:table-cell>
          <table:table-cell office:value-type="string">
            <text:p>nieuw: D2-4, H4. Volgend seizoen evt meer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aarten Wispelwey </text:p>
          </table:table-cell>
          <table:table-cell office:value-type="string">
            <text:p>R3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4650616</text:p>
          </table:table-cell>
          <table:table-cell office:value-type="string">
            <text:p><text:a xlink:href="mailto:mwispelwey@regionoordveluwe.nl">mwispelwey@regionoordveluwe.nl</text:a></text:p>
          </table:table-cell>
          <table:table-cell office:value-type="string">
            <text:p>H1</text:p>
          </table:table-cell>
          <table:table-cell table:style-name="ce4" office:value-type="string">
            <text:p>CDS9X0W</text:p>
          </table:table-cell>
          <table:table-cell office:value-type="string">
            <text:p>t/m H2, D2. Kan evt ook H1 doen. Hij coacht D2 (man van Karin ook). Rekening mee houden, maar minder dan bij Rob.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argriet Drent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4615248</text:p>
          </table:table-cell>
          <table:table-cell office:value-type="string">
            <text:p>margrietdrent@hotmail.com</text:p>
          </table:table-cell>
          <table:table-cell office:value-type="string">
            <text:p>D4</text:p>
          </table:table-cell>
          <table:table-cell/>
          <table:table-cell office:value-type="string">
            <text:p>Voor 2010-2011 wel weer beetje inplannen.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ico de Vreeze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6-51335037</text:p>
          </table:table-cell>
          <table:table-cell office:value-type="string">
            <text:p>nico.de.vreeze@xs4all.nl</text:p>
          </table:table-cell>
          <table:table-cell office:value-type="string">
            <text:p>H3</text:p>
          </table:table-cell>
          <table:table-cell office:value-type="string">
            <text:p>CHY9Z0M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eza Gharsi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 8887388</text:p>
          </table:table-cell>
          <table:table-cell office:value-type="string">
            <text:p>Gharsi44@hotmail.com</text:p>
          </table:table-cell>
          <table:table-cell office:value-type="string">
            <text:p>recreant</text:p>
          </table:table-cell>
          <table:table-cell office:value-type="string">
            <text:p>CDS8Y2M</text:p>
          </table:table-cell>
          <table:table-cell office:value-type="string">
            <text:p>t/m H2, wil wel graag vroeg fluiten. Maar op rustige avond wel alles laat. Wel belangrijk om te houden.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</table:table-row>
        <table:table-row table:style-name="ro3">
          <table:table-cell office:value-type="string">
            <text:p>Rob van Zonneveld</text:p>
          </table:table-cell>
          <table:table-cell office:value-type="string">
            <text:p>R3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- 4562129</text:p>
          </table:table-cell>
          <table:table-cell office:value-type="string">
            <text:p>rob.vanzonneveld@kpnmail.nl</text:p>
          </table:table-cell>
          <table:table-cell office:value-type="string">
            <text:p>H2</text:p>
          </table:table-cell>
          <table:table-cell table:style-name="ce4" office:value-type="string">
            <text:p>CDS9N02</text:p>
          </table:table-cell>
          <table:table-cell office:value-type="string">
            <text:p>t/m H2, D2. Hij coachet dames 1, hierdoor wel vaker op andere avond als 'ie niet zelf speelt.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nald Schreuder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office:value-type="string">
            <text:p>0334625120 /653210135</text:p>
          </table:table-cell>
          <table:table-cell office:value-type="string">
            <text:p>r.schreuder@gericke.net</text:p>
          </table:table-cell>
          <table:table-cell office:value-type="string">
            <text:p>H2</text:p>
          </table:table-cell>
          <table:table-cell office:value-type="string">
            <text:p>CDS9R0E</text:p>
          </table:table-cell>
          <table:table-cell office:value-type="string">
            <text:p>nieuw: wel cursus gedaan, nog niet eerder ingeplan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Yvonne Bokhorst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4750989</text:p>
          </table:table-cell>
          <table:table-cell office:value-type="string">
            <text:p>yvonnebokhorst@gmail.com</text:p>
          </table:table-cell>
          <table:table-cell office:value-type="string">
            <text:p>speelt niet</text:p>
          </table:table-cell>
          <table:table-cell table:style-name="ce4" office:value-type="string">
            <text:p>CDS9K7O</text:p>
          </table:table-cell>
          <table:table-cell office:value-type="string">
            <text:p>t/m D2, wel H4, hoger eigenlijk niet,maar doet ze wel.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Wendy van der Woerd</text:p>
          </table:table-cell>
          <table:table-cell office:value-type="string">
            <text:p>R3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/>
          <table:table-cell table:style-name="ce1" office:value-type="string">
            <text:p><text:a xlink:href="mailto:wvanderwoerd@hotmail.com">wvanderwoerd@hotmail.com</text:a></text:p>
          </table:table-cell>
          <table:table-cell office:value-type="string">
            <text:p>D2</text:p>
          </table:table-cell>
          <table:table-cell office:value-type="string">
            <text:p>CGD0X1O</text:p>
          </table:table-cell>
          <table:table-cell office:value-type="string">
            <text:p>In ieder geval eerste helft van het seizoen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Vincent Klein Breteler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6 1026 3245</text:p>
          </table:table-cell>
          <table:table-cell office:value-type="string">
            <text:p>vincentkb@gmail.com</text:p>
          </table:table-cell>
          <table:table-cell office:value-type="string">
            <text:p>H1</text:p>
          </table:table-cell>
          <table:table-cell table:style-name="ce4" office:value-type="string">
            <text:p>CLB7Z0V</text:p>
          </table:table-cell>
          <table:table-cell office:value-type="string">
            <text:p>Alleen als invaller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isette Ackerstaff</text:p>
          </table:table-cell>
          <table:table-cell office:value-type="string">
            <text:p>R4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6-18977814</text:p>
          </table:table-cell>
          <table:table-cell office:value-type="string">
            <text:p>lisetteackerstaff@zonnet.nl</text:p>
          </table:table-cell>
          <table:table-cell office:value-type="string">
            <text:p>geen lid</text:p>
          </table:table-cell>
          <table:table-cell/>
          <table:table-cell office:value-type="string">
            <text:p>Eerder wel gefloten, ook wel eens al invaller voor D1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zanne de Rooij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0">
            <text:p>0</text:p>
          </table:table-cell>
          <table:table-cell office:value-type="string">
            <text:p>033-2861522</text:p>
          </table:table-cell>
          <table:table-cell office:value-type="string">
            <text:p>theosuzanne@hetnet.nl</text:p>
          </table:table-cell>
          <table:table-cell office:value-type="string">
            <text:p>D1</text:p>
          </table:table-cell>
          <table:table-cell office:value-type="string">
            <text:p>stopt</text:p>
          </table:table-cell>
          <table:table-cell office:value-type="string">
            <text:p>nieuw: D2-4, H4. Volgend seizoen evt meer, vraag of ze blijft fluiten. Speelt alleen af en toe in dames 1, vanwege opleiding prive. 15-6-2010 ze stopt volgens blijf form.</text:p>
          </table:table-cell>
          <table:table-cell table:number-columns-repeated="10"/>
        </table:table-row>
        <table:table-row table:style-name="ro3">
          <table:table-cell table:style-name="ce1" office:value-type="string">
            <text:p>Invaller</text:p>
          </table:table-cell>
          <table:table-cell office:value-type="string">
            <text:p>R5 </text:p>
          </table:table-cell>
          <table:table-cell office:value-type="string">
            <text:p>VS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?</text:p>
          </table:table-cell>
          <table:table-cell office:value-type="string">
            <text:p>geen</text:p>
          </table:table-cell>
          <table:table-cell/>
          <table:table-cell office:value-type="string">
            <text:p>Graag een invaller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 table:number-rows-repeated="6">
          <table:table-cell table:style-name="ce1"/>
          <table:table-cell table:number-columns-repeated="18"/>
        </table:table-row>
        <table:table-row table:style-name="ro1">
          <table:table-cell table:style-name="ce2"/>
          <table:table-cell table:number-columns-repeated="18"/>
        </table:table-row>
        <table:table-row table:style-name="ro5">
          <table:table-cell table:style-name="ce3"/>
          <table:table-cell table:number-columns-repeated="18"/>
        </table:table-row>
        <table:table-row table:style-name="ro1" table:number-rows-repeated="5">
          <table:table-cell table:style-name="ce1"/>
          <table:table-cell table:number-columns-repeated="18"/>
        </table:table-row>
        <table:table-row table:style-name="ro1">
          <table:table-cell table:style-name="ce1"/>
          <table:table-cell table:number-columns-repeated="18"/>
        </table:table-row>
      </table:table>
      <table:table table:name="Contactgegeven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20" table:default-cell-style-name="Default"/>
        <table:table-row table:style-name="ro3">
          <table:table-cell table:style-name="ce5" office:value-type="string">
            <text:p>Naam</text:p>
          </table:table-cell>
          <table:table-cell table:style-name="ce5" office:value-type="string">
            <text:p>telnr</text:p>
          </table:table-cell>
          <table:table-cell table:style-name="ce5" office:value-type="string">
            <text:p>email</text:p>
          </table:table-cell>
          <table:table-cell table:style-name="ce5" table:number-columns-repeated="1020"/>
        </table:table-row>
        <table:table-row table:style-name="ro3">
          <table:table-cell office:value-type="string">
            <text:p>Annette Wolda</text:p>
          </table:table-cell>
          <table:table-cell office:value-type="string">
            <text:p>033-4652411</text:p>
          </table:table-cell>
          <table:table-cell office:value-type="string">
            <text:p>annette.wolda@gmail.com</text:p>
          </table:table-cell>
          <table:table-cell table:number-columns-repeated="1020"/>
        </table:table-row>
        <table:table-row table:style-name="ro3">
          <table:table-cell office:value-type="string">
            <text:p>Baukelien Mulder</text:p>
          </table:table-cell>
          <table:table-cell office:value-type="string">
            <text:p>033-2980828</text:p>
          </table:table-cell>
          <table:table-cell office:value-type="string">
            <text:p>baukelien.mulder@casema.nl;baukelien.mulder@planet.nl</text:p>
          </table:table-cell>
          <table:table-cell table:number-columns-repeated="1020"/>
        </table:table-row>
        <table:table-row table:style-name="ro3">
          <table:table-cell office:value-type="string">
            <text:p>Chris Meijer</text:p>
          </table:table-cell>
          <table:table-cell office:value-type="string">
            <text:p>033-4564770</text:p>
          </table:table-cell>
          <table:table-cell office:value-type="string">
            <text:p>chris.meijer@xmsnet.nl</text:p>
          </table:table-cell>
          <table:table-cell table:number-columns-repeated="1020"/>
        </table:table-row>
        <table:table-row table:style-name="ro3">
          <table:table-cell office:value-type="string">
            <text:p>Ester Hilhorst</text:p>
          </table:table-cell>
          <table:table-cell office:value-type="string">
            <text:p>06-10339022</text:p>
          </table:table-cell>
          <table:table-cell office:value-type="string">
            <text:p>ester.hilhorst@hetnet.nl</text:p>
          </table:table-cell>
          <table:table-cell table:number-columns-repeated="1020"/>
        </table:table-row>
        <table:table-row table:style-name="ro3">
          <table:table-cell office:value-type="string">
            <text:p>Gert van de Meent</text:p>
          </table:table-cell>
          <table:table-cell office:value-type="string">
            <text:p>06-20634709</text:p>
          </table:table-cell>
          <table:table-cell office:value-type="string">
            <text:p>gertvandemeent@hotmail.com</text:p>
          </table:table-cell>
          <table:table-cell table:number-columns-repeated="1020"/>
        </table:table-row>
        <table:table-row table:style-name="ro3">
          <table:table-cell office:value-type="string">
            <text:p>Jan Taconis</text:p>
          </table:table-cell>
          <table:table-cell office:value-type="string">
            <text:p>033- 4611006</text:p>
          </table:table-cell>
          <table:table-cell office:value-type="string">
            <text:p>taconis-arem@planet.nl;jan.taconis@achmea.nl</text:p>
          </table:table-cell>
          <table:table-cell table:number-columns-repeated="1020"/>
        </table:table-row>
        <table:table-row table:style-name="ro3">
          <table:table-cell office:value-type="string">
            <text:p>Jan-Albert Kootstra </text:p>
          </table:table-cell>
          <table:table-cell office:value-type="string">
            <text:p>033-4759773</text:p>
          </table:table-cell>
          <table:table-cell office:value-type="string">
            <text:p>janalbert@dds.nl</text:p>
          </table:table-cell>
          <table:table-cell table:number-columns-repeated="1020"/>
        </table:table-row>
        <table:table-row table:style-name="ro3">
          <table:table-cell office:value-type="string">
            <text:p>Maarten Wispelwey </text:p>
          </table:table-cell>
          <table:table-cell office:value-type="string">
            <text:p>033-4650616</text:p>
          </table:table-cell>
          <table:table-cell office:value-type="string">
            <text:p>mwispelwey@regionoordveluwe.nl;m.wispelwey@planet.nl</text:p>
          </table:table-cell>
          <table:table-cell table:number-columns-repeated="1020"/>
        </table:table-row>
        <table:table-row table:style-name="ro3">
          <table:table-cell office:value-type="string">
            <text:p>Margriet Drent</text:p>
          </table:table-cell>
          <table:table-cell office:value-type="string">
            <text:p>033-4615248</text:p>
          </table:table-cell>
          <table:table-cell office:value-type="string">
            <text:p>margrietdrent@hotmail.com</text:p>
          </table:table-cell>
          <table:table-cell table:number-columns-repeated="1020"/>
        </table:table-row>
        <table:table-row table:style-name="ro1">
          <table:table-cell office:value-type="string">
            <text:p>Nico de Vreeze</text:p>
          </table:table-cell>
          <table:table-cell office:value-type="string">
            <text:p>06-51335037</text:p>
          </table:table-cell>
          <table:table-cell office:value-type="string">
            <text:p>nico.de.vreeze@xs4all.nl</text:p>
          </table:table-cell>
          <table:table-cell table:number-columns-repeated="1020"/>
        </table:table-row>
        <table:table-row table:style-name="ro3">
          <table:table-cell office:value-type="string">
            <text:p>Reza Gharsi</text:p>
          </table:table-cell>
          <table:table-cell office:value-type="string">
            <text:p>033- 8887388</text:p>
          </table:table-cell>
          <table:table-cell office:value-type="string">
            <text:p>Gharsi44@hotmail.com</text:p>
          </table:table-cell>
          <table:table-cell table:number-columns-repeated="1020"/>
        </table:table-row>
        <table:table-row table:style-name="ro3">
          <table:table-cell office:value-type="string">
            <text:p>Rob van Zonneveld</text:p>
          </table:table-cell>
          <table:table-cell office:value-type="string">
            <text:p>033- 4562129</text:p>
          </table:table-cell>
          <table:table-cell office:value-type="string">
            <text:p>rob.vanzonneveld@kpnmail.nl</text:p>
          </table:table-cell>
          <table:table-cell table:number-columns-repeated="1020"/>
        </table:table-row>
        <table:table-row table:style-name="ro3">
          <table:table-cell office:value-type="string">
            <text:p>Ronald Schreuder</text:p>
          </table:table-cell>
          <table:table-cell office:value-type="string">
            <text:p>0334625120 /653210135</text:p>
          </table:table-cell>
          <table:table-cell office:value-type="string">
            <text:p>r.schreuder@gericke.net</text:p>
          </table:table-cell>
          <table:table-cell table:number-columns-repeated="1020"/>
        </table:table-row>
        <table:table-row table:style-name="ro3">
          <table:table-cell office:value-type="string">
            <text:p>Wendy van der Woerd</text:p>
          </table:table-cell>
          <table:table-cell/>
          <table:table-cell table:style-name="ce1" office:value-type="string">
            <text:p>wvanderwoerd@hotmail.c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table:number-columns-repeated="1020"/>
        </table:table-row>
        <table:table-row table:style-name="ro3">
          <table:table-cell table:style-name="ce5" office:value-type="string">
            <text:p>Invallers</text:p>
          </table:table-cell>
          <table:table-cell/>
          <table:table-cell table:style-name="ce1"/>
          <table:table-cell table:number-columns-repeated="1020"/>
        </table:table-row>
        <table:table-row table:style-name="ro3">
          <table:table-cell office:value-type="string">
            <text:p>Debby Meerveld</text:p>
          </table:table-cell>
          <table:table-cell office:value-type="string">
            <text:p>033-4946218</text:p>
          </table:table-cell>
          <table:table-cell office:value-type="string">
            <text:p>cd.meerveld@casema.nl</text:p>
          </table:table-cell>
          <table:table-cell table:number-columns-repeated="1020"/>
        </table:table-row>
        <table:table-row table:style-name="ro3">
          <table:table-cell office:value-type="string">
            <text:p>Gerard Kraan</text:p>
          </table:table-cell>
          <table:table-cell office:value-type="string">
            <text:p>033-4752474</text:p>
          </table:table-cell>
          <table:table-cell office:value-type="string">
            <text:p>gpsa.kraan@gmail.com</text:p>
          </table:table-cell>
          <table:table-cell table:number-columns-repeated="1020"/>
        </table:table-row>
        <table:table-row table:style-name="ro3">
          <table:table-cell office:value-type="string">
            <text:p>Henry van der Heide</text:p>
          </table:table-cell>
          <table:table-cell office:value-type="string">
            <text:p>033-7850529</text:p>
          </table:table-cell>
          <table:table-cell office:value-type="string">
            <text:p>Mail@HenryVanDerHeide.nl</text:p>
          </table:table-cell>
          <table:table-cell table:number-columns-repeated="1020"/>
        </table:table-row>
        <table:table-row table:style-name="ro3">
          <table:table-cell office:value-type="string">
            <text:p>Jeanet Wattimena</text:p>
          </table:table-cell>
          <table:table-cell office:value-type="string">
            <text:p>033-4559491 / 06 2364 2578</text:p>
          </table:table-cell>
          <table:table-cell office:value-type="string">
            <text:p>a.j.wattimena@xmsnet.nl</text:p>
          </table:table-cell>
          <table:table-cell table:number-columns-repeated="1020"/>
        </table:table-row>
        <table:table-row table:style-name="ro3">
          <table:table-cell office:value-type="string">
            <text:p>Kuneke Kluijfhout</text:p>
          </table:table-cell>
          <table:table-cell office:value-type="string">
            <text:p>033-4651344</text:p>
          </table:table-cell>
          <table:table-cell office:value-type="string">
            <text:p>kuneke@xs4all.nl</text:p>
          </table:table-cell>
          <table:table-cell table:number-columns-repeated="1020"/>
        </table:table-row>
        <table:table-row table:style-name="ro3">
          <table:table-cell office:value-type="string">
            <text:p>Vincent Klein Breteler</text:p>
          </table:table-cell>
          <table:table-cell office:value-type="string">
            <text:p>06 1026 3245</text:p>
          </table:table-cell>
          <table:table-cell office:value-type="string">
            <text:p>vincentkb@gmail.com</text:p>
          </table:table-cell>
          <table:table-cell table:number-columns-repeated="1020"/>
        </table:table-row>
        <table:table-row table:style-name="ro3">
          <table:table-cell office:value-type="string">
            <text:p>Yvonne Bokhorst</text:p>
          </table:table-cell>
          <table:table-cell office:value-type="string">
            <text:p>033-4750989</text:p>
          </table:table-cell>
          <table:table-cell office:value-type="string">
            <text:p>yvonnebokhorst@gmail.com</text:p>
          </table:table-cell>
          <table:table-cell table:number-columns-repeated="1020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Dames_2" table:base-cell-address="$Sheet1.$A$33" table:cell-range-address="$Sheet1.$A$33"/>
      </table:named-expressions>
      <table:database-ranges>
        <table:database-range table:target-range-address="Contactgegevens.A1:Contactgegevens.C24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imes New Roman" svg:font-family="'Times New Roman'" style:font-family-generic="roman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107P0" style:volatile="true">
      <number:text>€ </number:text>
      <number:number number:decimal-places="0" number:min-integer-digits="1" number:grouping="true"/>
      <number:text> </number:text>
    </number:number-style>
    <number:number-style style:name="N107">
      <number:text>€ </number:text>
      <number:number number:decimal-places="0" number:min-integer-digits="1" number:grouping="true"/>
      <number:text>-</number:text>
      <style:map style:condition="value()&gt;=0" style:apply-style-name="N107P0"/>
    </number:number-style>
    <number:number-style style:name="N108P0" style:volatile="true">
      <number:text>€ 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08P0"/>
    </number:number-style>
    <number:number-style style:name="N109P0" style:volatile="true">
      <number:text>€ </number:text>
      <number:number number:decimal-places="2" number:min-integer-digits="1" number:grouping="true"/>
      <number:text> </number:text>
    </number:number-style>
    <number:number-style style:name="N109">
      <number:text>€ </number:text>
      <number:number number:decimal-places="2" number:min-integer-digits="1" number:grouping="true"/>
      <number:text>-</number:text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</number:text>
      <number:number number:decimal-places="0" number:min-integer-digits="1" number:grouping="true"/>
      <number:text>-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€ </number:text>
      <number:number number:decimal-places="0" number:min-integer-digits="1" number:grouping="true"/>
      <number:text> </number:text>
    </number:number-style>
    <number:number-style style:name="N116P1" style:volatile="true">
      <number:text> € </number:text>
      <number:number number:decimal-places="0" number:min-integer-digits="1" number:grouping="true"/>
      <number:text>-</number:text>
    </number:number-style>
    <number:number-style style:name="N116P2" style:volatile="true">
      <number:text> €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</number:text>
      <number:number number:decimal-places="2" number:min-integer-digits="1" number:grouping="true"/>
      <number:text>-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€ </number:text>
      <number:number number:decimal-places="2" number:min-integer-digits="1" number:grouping="true"/>
      <number:text> </number:text>
    </number:number-style>
    <number:number-style style:name="N118P1" style:volatile="true">
      <number:text> € </number:text>
      <number:number number:decimal-places="2" number:min-integer-digits="1" number:grouping="true"/>
      <number:text>-</number:text>
    </number:number-style>
    <number:number-style style:name="N118P2" style:volatile="true">
      <number:text> €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Ja</number:text>
    </number:number-style>
    <number:number-style style:name="N123P1" style:volatile="true">
      <number:text>Ja</number:text>
    </number:number-style>
    <number:number-style style:name="N123">
      <number:text>Nee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Waar</number:text>
    </number:number-style>
    <number:number-style style:name="N124P1" style:volatile="true">
      <number:text>Waar</number:text>
    </number:number-style>
    <number:number-style style:name="N124">
      <number:text>Niet waar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Aan</number:text>
    </number:number-style>
    <number:number-style style:name="N125P1" style:volatile="true">
      <number:text>Aan</number:text>
    </number:number-style>
    <number:number-style style:name="N125">
      <number:text>Uit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126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26P0"/>
    </number:currency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number:currency-style style:name="N13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8">18-09-2011</text:date>, <text:time>21:0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 de Vreeze</meta:initial-creator>
    <meta:creation-date>2011-09-18T14:59:44</meta:creation-date>
    <dc:date>2011-09-18T21:06:40</dc:date>
    <dc:creator>Nico de Vreeze</dc:creator>
    <meta:editing-duration>PT06H06M57S</meta:editing-duration>
    <meta:editing-cycles>6</meta:editing-cycles>
    <meta:generator>OpenOffice.org/3.1$Linux OpenOffice.org_project/310m19$Build-9420</meta:generator>
    <meta:document-statistic meta:table-count="3" meta:cell-count="526" meta:object-count="0"/>
  </office:meta>
</office:document-meta>
</file>